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049in" fo:margin-left="0in" table:align="left"/>
    </style:style>
    <style:style style:name="Table1.A" style:family="table-column">
      <style:table-column-properties style:column-width="5.7521in"/>
    </style:style>
    <style:style style:name="Table1.B" style:family="table-column">
      <style:table-column-properties style:column-width="1.5528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9" style:family="table">
      <style:table-properties style:width="7.3049in" fo:margin-left="0in" table:align="left"/>
    </style:style>
    <style:style style:name="Table9.A" style:family="table-column">
      <style:table-column-properties style:column-width="5.7521in"/>
    </style:style>
    <style:style style:name="Table9.B" style:family="table-column">
      <style:table-column-properties style:column-width="1.5528in"/>
    </style:style>
    <style:style style:name="Table9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3in" fo:margin-left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2.316in"/>
    </style:style>
    <style:style style:name="Table2.C" style:family="table-column">
      <style:table-column-properties style:column-width="2.1715in"/>
    </style:style>
    <style:style style:name="Table2.A1" style:family="table-cell">
      <style:table-cell-properties fo:padding-left="0.0069in" fo:padding-right="0.0069in" fo:padding-top="0in" fo:padding-bottom="0in" fo:border="none" style:writing-mode="lr-tb"/>
    </style:style>
    <style:style style:name="Table3" style:family="table">
      <style:table-properties style:width="7.3076in" fo:margin-left="0in" table:align="left"/>
    </style:style>
    <style:style style:name="Table3.A" style:family="table-column">
      <style:table-column-properties style:column-width="5.7521in"/>
    </style:style>
    <style:style style:name="Table3.B" style:family="table-column">
      <style:table-column-properties style:column-width="1.5556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4" style:family="table">
      <style:table-properties style:width="7.3076in" fo:margin-left="0in" table:align="left"/>
    </style:style>
    <style:style style:name="Table4.A" style:family="table-column">
      <style:table-column-properties style:column-width="5.7521in"/>
    </style:style>
    <style:style style:name="Table4.B" style:family="table-column">
      <style:table-column-properties style:column-width="1.5556in"/>
    </style:style>
    <style:style style:name="Table4.A1" style:family="table-cell">
      <style:table-cell-properties fo:padding-left="0.0069in" fo:padding-right="0.0069in" fo:padding-top="0in" fo:padding-bottom="0in" fo:border="none" style:writing-mode="lr-tb"/>
    </style:style>
    <style:style style:name="Table5" style:family="table">
      <style:table-properties style:width="7.3076in" fo:margin-left="0in" table:align="left"/>
    </style:style>
    <style:style style:name="Table5.A" style:family="table-column">
      <style:table-column-properties style:column-width="5.7521in"/>
    </style:style>
    <style:style style:name="Table5.B" style:family="table-column">
      <style:table-column-properties style:column-width="1.5556in"/>
    </style:style>
    <style:style style:name="Table5.A1" style:family="table-cell">
      <style:table-cell-properties fo:padding-left="0.0069in" fo:padding-right="0.0069in" fo:padding-top="0in" fo:padding-bottom="0in" fo:border="none" style:writing-mode="lr-tb"/>
    </style:style>
    <style:style style:name="Table7" style:family="table">
      <style:table-properties style:width="7.3076in" fo:margin-left="0in" table:align="left"/>
    </style:style>
    <style:style style:name="Table7.A" style:family="table-column">
      <style:table-column-properties style:column-width="5.7521in"/>
    </style:style>
    <style:style style:name="Table7.B" style:family="table-column">
      <style:table-column-properties style:column-width="1.5556in"/>
    </style:style>
    <style:style style:name="Table7.A1" style:family="table-cell">
      <style:table-cell-properties fo:padding-left="0.0069in" fo:padding-right="0.0069in" fo:padding-top="0in" fo:padding-bottom="0in" fo:border="none" style:writing-mode="lr-tb"/>
    </style:style>
    <style:style style:name="Table8" style:family="table">
      <style:table-properties style:width="7.3076in" fo:margin-left="0in" table:align="left"/>
    </style:style>
    <style:style style:name="Table8.A" style:family="table-column">
      <style:table-column-properties style:column-width="5.7521in"/>
    </style:style>
    <style:style style:name="Table8.B" style:family="table-column">
      <style:table-column-properties style:column-width="1.5556in"/>
    </style:style>
    <style:style style:name="Table8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paragraph-properties fo:margin-top="0.1402in" fo:margin-bottom="0in" style:contextual-spacing="false"/>
    </style:style>
    <style:style style:name="P4" style:family="paragraph" style:parent-style-name="Standard">
      <style:paragraph-properties fo:margin-top="0.1402in" fo:margin-bottom="0in" style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</style:style>
    <style:style style:name="P6" style:family="paragraph" style:parent-style-name="Text_20_body">
      <style:paragraph-properties fo:margin-top="0in" fo:margin-bottom="0in" style:contextual-spacing="false" fo:line-height="100%">
        <style:tab-stops>
          <style:tab-stop style:position="5.752in"/>
        </style:tab-stops>
      </style:paragraph-properties>
    </style:style>
    <style:style style:name="P7" style:family="paragraph" style:parent-style-name="Text_20_body">
      <style:paragraph-properties fo:margin-top="0in" fo:margin-bottom="0in" style:contextual-spacing="false" fo:line-height="100%">
        <style:tab-stops>
          <style:tab-stop style:position="5.752in"/>
        </style:tab-stops>
      </style:paragraph-properties>
      <style:text-properties officeooo:paragraph-rsid="0020e6b5"/>
    </style:style>
    <style:style style:name="P8" style:family="paragraph" style:parent-style-name="Text_20_body">
      <style:paragraph-properties fo:margin-top="0in" fo:margin-bottom="0in" style:contextual-spacing="false" fo:line-height="100%" fo:text-align="end" style:justify-single-word="false">
        <style:tab-stops>
          <style:tab-stop style:position="5.752in"/>
        </style:tab-stops>
      </style:paragraph-properties>
      <style:text-properties officeooo:paragraph-rsid="001bc8e0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font-size="10pt" officeooo:paragraph-rsid="001a91ae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font-size="10pt" officeooo:rsid="001bc8e0" officeooo:paragraph-rsid="0028126e" style:font-size-asian="10pt" style:font-size-complex="10pt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font-size="10pt" officeooo:rsid="001bc8e0" officeooo:paragraph-rsid="001bc8e0" style:font-size-asian="10pt" style:font-size-complex="10pt"/>
    </style:style>
    <style:style style:name="P12" style:family="paragraph" style:parent-style-name="Text_20_body">
      <style:paragraph-properties fo:margin-top="0in" fo:margin-bottom="0in" style:contextual-spacing="false" fo:line-height="100%" fo:text-align="end" style:justify-single-word="false">
        <style:tab-stops>
          <style:tab-stop style:position="5.752in"/>
        </style:tab-stops>
      </style:paragraph-properties>
      <style:text-properties fo:font-size="10pt" fo:font-weight="bold" officeooo:rsid="0038ff10" officeooo:paragraph-rsid="0038ff1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28126e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10pt" fo:font-weight="bold" officeooo:paragraph-rsid="0028126e" style:font-size-asian="10pt" style:font-weight-asian="bold" style:font-size-complex="10pt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9pt" style:font-size-asian="9pt" style:font-size-complex="9pt"/>
    </style:style>
    <style:style style:name="P21" style:family="paragraph" style:parent-style-name="List_20_Paragraph">
      <style:paragraph-properties fo:margin-left="0in" fo:margin-right="0in" fo:line-height="115%" fo:text-indent="0in" style:auto-text-indent="false">
        <style:tab-stops/>
      </style:paragraph-properties>
      <style:text-properties fo:font-size="8pt" style:font-size-asian="8pt" style:font-size-complex="9pt"/>
    </style:style>
    <style:style style:name="P22" style:family="paragraph" style:parent-style-name="List_20_Paragraph">
      <style:text-properties officeooo:paragraph-rsid="0028126e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4" style:family="paragraph" style:parent-style-name="List_20_Paragraph" style:list-style-name="L1"/>
    <style:style style:name="P25" style:family="paragraph" style:parent-style-name="List_20_Paragraph" style:list-style-name="L1">
      <style:text-properties officeooo:paragraph-rsid="0028b29c"/>
    </style:style>
    <style:style style:name="P26" style:family="paragraph" style:parent-style-name="List_20_Paragraph" style:list-style-name="L1">
      <style:text-properties officeooo:paragraph-rsid="0028126e"/>
    </style:style>
    <style:style style:name="P27" style:family="paragraph" style:parent-style-name="List_20_Paragraph" style:list-style-name="L1">
      <style:text-properties fo:font-size="9pt" style:font-size-asian="9pt" style:font-size-complex="9pt"/>
    </style:style>
    <style:style style:name="P28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8pt"/>
    </style:style>
    <style:style style:name="P29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9pt"/>
    </style:style>
    <style:style style:name="P30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90815" style:font-size-asian="8pt" style:font-size-complex="9pt"/>
    </style:style>
    <style:style style:name="P31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8100e" style:font-size-asian="8pt" style:font-size-complex="9pt"/>
    </style:style>
    <style:style style:name="P32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>
          <style:tab-stop style:position="2.3701in"/>
        </style:tab-stops>
      </style:paragraph-properties>
      <style:text-properties fo:font-size="8pt" style:font-size-asian="8pt" style:font-size-complex="9pt"/>
    </style:style>
    <style:style style:name="P33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4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18100e" officeooo:paragraph-rsid="00190815" style:font-size-asian="8pt" style:font-size-complex="9pt"/>
    </style:style>
    <style:style style:name="P35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</style:style>
    <style:style style:name="P36" style:family="paragraph" style:parent-style-name="List_20_Paragraph" style:list-style-name="WWNum42">
      <style:paragraph-properties fo:margin-left="0.2346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bc8e0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8126e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356325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3a27ec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8.75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bc8e0" style:font-size-asian="10pt" style:font-size-complex="10pt"/>
    </style:style>
    <style:style style:name="T11" style:family="text">
      <style:text-properties fo:font-size="10pt" officeooo:rsid="0028e268" style:font-size-asian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bc8e0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3b400e" style:font-size-asian="10pt" style:font-weight-asian="normal" style:font-size-complex="10pt" style:font-weight-complex="normal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9pt" style:font-size-asian="9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22e00b" style:font-size-asian="9pt" style:font-size-complex="9pt"/>
    </style:style>
    <style:style style:name="T21" style:family="text">
      <style:text-properties fo:font-size="9pt" officeooo:rsid="00351930" style:font-size-asian="9pt" style:font-size-complex="9pt"/>
    </style:style>
    <style:style style:name="T22" style:family="text">
      <style:text-properties fo:font-size="9pt" officeooo:rsid="0028b29c" style:font-size-asian="9pt"/>
    </style:style>
    <style:style style:name="T23" style:family="text">
      <style:text-properties fo:font-size="9pt" officeooo:rsid="002ac0a2" style:font-size-asian="9pt"/>
    </style:style>
    <style:style style:name="T24" style:family="text">
      <style:text-properties fo:font-size="9pt" officeooo:rsid="002f7e09" style:font-size-asian="9pt"/>
    </style:style>
    <style:style style:name="T25" style:family="text">
      <style:text-properties fo:font-size="9pt" fo:font-style="italic" style:font-size-asian="9pt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8100e"/>
    </style:style>
    <style:style style:name="T28" style:family="text">
      <style:text-properties officeooo:rsid="0020e6b5"/>
    </style:style>
    <style:style style:name="T29" style:family="text">
      <style:text-properties officeooo:rsid="0028126e"/>
    </style:style>
    <style:style style:name="T30" style:family="text">
      <style:text-properties officeooo:rsid="002849a5"/>
    </style:style>
    <style:style style:name="T31" style:family="text">
      <style:text-properties officeooo:rsid="002f7e09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9f0c0c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3"/></text:span></text:p>
      <text:p text:style-name="P15"><text:span text:style-name="Default_20_Paragraph_20_Font"><text:span text:style-name="T3">Objective: </text:span></text:span><text:span text:style-name="Default_20_Paragraph_20_Font"><text:span text:style-name="T9">Summer of 202</text:span></text:span><text:span text:style-name="Default_20_Paragraph_20_Font"><text:span text:style-name="T10">2</text:span></text:span><text:span text:style-name="Default_20_Paragraph_20_Font"><text:span text:style-name="T9"> internship in computer architecture, digital hardware design, or hardware verification</text:span></text:span></text:p>
      <text:p text:style-name="P4">Education</text:p>
      <text:p text:style-name="Standard"><draw:connector text:anchor-type="paragraph" draw:z-index="2" draw:name="Shape1" draw:style-name="gr1" draw:text-style-name="P37" draw:type="line" svg:x1="0.0083in" svg:y1="0.028in" svg:x2="7.3047in" svg:y2="0.028in" svg:d="M21 71h18533" svg:viewBox="0 0 18535 2"><text:p/></draw:connector><text:span text:style-name="Default_20_Paragraph_20_Font"><text:span text:style-name="T15"/></text:span></text:p>
      <table:table table:name="Table1" table:style-name="Table1">
        <table:table-column table:style-name="Table1.A"/>
        <table:table-column table:style-name="Table1.B"/>
        <table:table-row table:style-name="TableLine84175344">
          <table:table-cell table:style-name="Table1.A1" office:value-type="string">
            <text:p text:style-name="P6"><text:span text:style-name="Default_20_Paragraph_20_Font"><text:span text:style-name="T4">Masters: </text:span></text:span><text:span text:style-name="Default_20_Paragraph_20_Font"><text:span text:style-name="T12">University of </text:span></text:span><text:span text:style-name="Default_20_Paragraph_20_Font"><text:span text:style-name="T13">Illinois at Urbana-Champaign</text:span></text:span></text:p>
          </table:table-cell>
          <table:table-cell table:style-name="Table1.A1" office:value-type="string">
            <text:p text:style-name="P12">2021 – 2023 (Expected)</text:p>
          </table:table-cell>
        </table:table-row>
      </table:table>
      <text:p text:style-name="P10">Department of Electrical and Computer Engineering </text:p>
      <text:p text:style-name="P10">Focus: Computer Architecture</text:p>
      <text:p text:style-name="P11">Advisor: Nam Sung Kim</text:p>
      <text:p text:style-name="P5"><text:span text:style-name="Default_20_Paragraph_20_Font"><text:span text:style-name="T8"/></text:span></text:p>
      <table:table table:name="Table9" table:style-name="Table9">
        <table:table-column table:style-name="Table9.A"/>
        <table:table-column table:style-name="Table9.B"/>
        <table:table-row table:style-name="TableLine83993584">
          <table:table-cell table:style-name="Table9.A1" office:value-type="string">
            <text:p text:style-name="P7"><text:span text:style-name="Default_20_Paragraph_20_Font"><text:span text:style-name="T4">Bachelors: </text:span></text:span><text:span text:style-name="Default_20_Paragraph_20_Font"><text:span text:style-name="T12">University of Wisconsin-Madison <text:s/></text:span></text:span><text:span text:style-name="Default_20_Paragraph_20_Font"><text:span text:style-name="T13">(3.8</text:span></text:span><text:span text:style-name="Default_20_Paragraph_20_Font"><text:span text:style-name="T14">9</text:span></text:span><text:span text:style-name="Default_20_Paragraph_20_Font"><text:span text:style-name="T13">/4.00)</text:span></text:span></text:p>
          </table:table-cell>
          <table:table-cell table:style-name="Table9.A1" office:value-type="string">
            <text:p text:style-name="P8"><text:span text:style-name="T4"><text:s/>2017 - </text:span><text:span text:style-name="T7">2021</text:span></text:p>
          </table:table-cell>
        </table:table-row>
      </table:table>
      <text:p text:style-name="P9"><text:span text:style-name="T28">Degrees in </text:span>Computer Engineering and Computer Science</text:p>
      <text:p text:style-name="P13"/>
      <text:p text:style-name="P14">Related College Coursewor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84041840">
          <table:table-cell table:style-name="Table2.A1" office:value-type="string">
            <text:list xml:id="list3279430031" text:style-name="WWNum42">
              <text:list-item>
                <text:p text:style-name="P28"><text:span text:style-name="T27">Parallel </text:span>Computer Architecture</text:p>
              </text:list-item>
            </text:list>
          </table:table-cell>
          <table:table-cell table:style-name="Table2.A1" office:value-type="string">
            <text:list xml:id="list230416807817637" text:continue-numbering="true" text:style-name="WWNum42">
              <text:list-item>
                <text:p text:style-name="P29">Computer Architecture</text:p>
              </text:list-item>
            </text:list>
          </table:table-cell>
          <table:table-cell table:style-name="Table2.A1" office:value-type="string">
            <text:list xml:id="list230416471737263" text:continue-numbering="true" text:style-name="WWNum42">
              <text:list-item>
                <text:p text:style-name="P29">Digital System Design &amp; Synthesis</text:p>
              </text:list-item>
            </text:list>
          </table:table-cell>
        </table:table-row>
        <table:table-row table:style-name="TableLine85011376">
          <table:table-cell table:style-name="Table2.A1" office:value-type="string">
            <text:list xml:id="list230416115462296" text:continue-numbering="true" text:style-name="WWNum42">
              <text:list-item>
                <text:p text:style-name="P32">Parallel and Throughput-Optimized Programming</text:p>
              </text:list-item>
            </text:list>
          </table:table-cell>
          <table:table-cell table:style-name="Table2.A1" office:value-type="string">
            <text:list xml:id="list230417378732511" text:continue-numbering="true" text:style-name="WWNum42">
              <text:list-item>
                <text:p text:style-name="P29">Operating Systems</text:p>
              </text:list-item>
            </text:list>
          </table:table-cell>
          <table:table-cell table:style-name="Table2.A1" office:value-type="string">
            <text:list xml:id="list230417418624404" text:continue-numbering="true" text:style-name="WWNum42">
              <text:list-item>
                <text:p text:style-name="P36">Algorithms</text:p>
              </text:list-item>
            </text:list>
          </table:table-cell>
        </table:table-row>
        <table:table-row table:style-name="TableLine85011760">
          <table:table-cell table:style-name="Table2.A1" office:value-type="string">
            <text:list xml:id="list230415856806603" text:continue-numbering="true" text:style-name="WWNum42">
              <text:list-item>
                <text:p text:style-name="P33">Artificial Intelligence</text:p>
              </text:list-item>
            </text:list>
          </table:table-cell>
          <table:table-cell table:style-name="Table2.A1" office:value-type="string">
            <text:list xml:id="list230416372318118" text:continue-numbering="true" text:style-name="WWNum42">
              <text:list-item>
                <text:p text:style-name="P34">Circuits and Circuits Analysis</text:p>
              </text:list-item>
            </text:list>
          </table:table-cell>
          <table:table-cell table:style-name="Table2.A1" office:value-type="string">
            <text:list xml:id="list230416914141405" text:continue-numbering="true" text:style-name="WWNum42">
              <text:list-item>
                <text:p text:style-name="P30"><text:span text:style-name="Default_20_Paragraph_20_Font">Microprocessor Systems</text:span></text:p>
              </text:list-item>
            </text:list>
          </table:table-cell>
        </table:table-row>
        <table:table-row table:style-name="TableLine85012240">
          <table:table-cell table:style-name="Table2.A1" office:value-type="string">
            <text:list xml:id="list230415731610211" text:continue-numbering="true" text:style-name="WWNum42">
              <text:list-item>
                <text:p text:style-name="P31">Circuits and Circuits Analysis</text:p>
              </text:list-item>
            </text:list>
          </table:table-cell>
          <table:table-cell table:style-name="Table2.A1" office:value-type="string">
            <text:list xml:id="list230417737891461" text:continue-numbering="true" text:style-name="WWNum42">
              <text:list-item>
                <text:p text:style-name="P35"><text:span text:style-name="Default_20_Paragraph_20_Font"><text:span text:style-name="T2">Microprocessor Systems</text:span></text:span></text:p>
              </text:list-item>
            </text:list>
          </table:table-cell>
          <table:table-cell table:style-name="Table2.A1" office:value-type="string">
            <text:p text:style-name="P21"/>
          </table:table-cell>
        </table:table-row>
      </table:table>
      <text:p text:style-name="P4">Skills</text:p>
      <text:p text:style-name="Standard"><draw:connector text:anchor-type="paragraph" draw:z-index="3" draw:name="Shape1_0" draw:style-name="gr1" draw:text-style-name="P37" draw:type="line" svg:x1="0.0083in" svg:y1="0.0311in" svg:x2="7.3047in" svg:y2="0.0311in" svg:d="M21 79h18533" svg:viewBox="0 0 18535 2"><text:p/></draw:connector><text:span text:style-name="Default_20_Paragraph_20_Font"><text:span text:style-name="T16"/></text:span></text:p>
      <text:p text:style-name="Standard"><text:span text:style-name="Default_20_Paragraph_20_Font"><text:span text:style-name="T17">Programming Languages:</text:span></text:span><text:span text:style-name="Default_20_Paragraph_20_Font"><text:span text:style-name="T19"> C/</text:span></text:span><text:span text:style-name="Default_20_Paragraph_20_Font"><text:span text:style-name="T20">C++</text:span></text:span><text:span text:style-name="Default_20_Paragraph_20_Font"><text:span text:style-name="T19">, Python</text:span></text:span></text:p>
      <text:p text:style-name="Standard"><text:span text:style-name="Default_20_Paragraph_20_Font"><text:span text:style-name="T17">Hardware Description Languages:</text:span></text:span><text:span text:style-name="Default_20_Paragraph_20_Font"><text:span text:style-name="T19"> System Verilog</text:span></text:span></text:p>
      <text:p text:style-name="Standard"><text:span text:style-name="Default_20_Paragraph_20_Font"><text:span text:style-name="T17">Software:</text:span></text:span><text:span text:style-name="Default_20_Paragraph_20_Font"><text:span text:style-name="T19"> ModelSim, Icarus, Quartus, Vim, </text:span></text:span><text:span text:style-name="Default_20_Paragraph_20_Font"><text:span text:style-name="T21">G</text:span></text:span><text:span text:style-name="Default_20_Paragraph_20_Font"><text:span text:style-name="T19">it</text:span></text:span></text:p>
      <text:p text:style-name="Standard"><text:span text:style-name="Default_20_Paragraph_20_Font"><text:span text:style-name="T17">Operating Systems:</text:span></text:span><text:span text:style-name="Default_20_Paragraph_20_Font"><text:span text:style-name="T19"> Linux, MacOS, Windows</text:span></text:span></text:p>
      <text:p text:style-name="Standard"><text:span text:style-name="Default_20_Paragraph_20_Font"><text:span text:style-name="T17">Databases:</text:span></text:span><text:span text:style-name="Default_20_Paragraph_20_Font"><text:span text:style-name="T19"> MySQL</text:span></text:span></text:p>
      <text:p text:style-name="P4">Work Experience</text:p>
      <text:p text:style-name="Standard"><draw:connector text:anchor-type="paragraph" draw:z-index="0" draw:name="Shape1_1" draw:style-name="gr1" draw:text-style-name="P37" draw:type="line" svg:x1="0.0083in" svg:y1="0.0173in" svg:x2="7.3244in" svg:y2="0.0173in" svg:d="M21 44h18583" svg:viewBox="0 0 18584 2"><text:p/></draw:connector><text:span text:style-name="Default_20_Paragraph_20_Font"><text:span text:style-name="T15"/></text:span></text:p>
      <table:table table:name="Table3" table:style-name="Table3">
        <table:table-column table:style-name="Table3.A"/>
        <table:table-column table:style-name="Table3.B"/>
        <table:table-row table:style-name="TableLine84045440">
          <table:table-cell table:style-name="Table3.A1" office:value-type="string">
            <text:p text:style-name="Standard"><text:span text:style-name="Default_20_Paragraph_20_Font"><text:span text:style-name="T3">Arm</text:span></text:span><text:span text:style-name="Default_20_Paragraph_20_Font"><text:span text:style-name="T9"> – Austin, TX</text:span></text:span></text:p>
          </table:table-cell>
          <table:table-cell table:style-name="Table3.A1" office:value-type="string">
            <text:p text:style-name="P17">Summer 2020</text:p>
          </table:table-cell>
        </table:table-row>
      </table:table>
      <text:p text:style-name="Standard"><text:span text:style-name="Body_20_Text_20_Char">Hardware Engineering Internship – Systems Interconnect Verification Team</text:span></text:p>
      <text:list xml:id="list334110116" text:style-name="L1">
        <text:list-item>
          <text:p text:style-name="P27">Developed internal <text:span text:style-name="T31">P</text:span>ython tool to analyze the use of all plusargs within the UVM testbenches</text:p>
        </text:list-item>
        <text:list-item>
          <text:p text:style-name="P27">Fixed UVM register definition auto-generation for more flexible RAL models</text:p>
        </text:list-item>
        <text:list-item>
          <text:p text:style-name="P27">Programmed module for modeling transactions between a master device to interconnect return nodes in SystemC</text:p>
        </text:list-item>
        <text:list-item>
          <text:p text:style-name="P24"><text:span text:style-name="Body_20_Text_20_Char"><text:span text:style-name="T18">Formally verified round robin and LSB priority arbiters using </text:span></text:span><text:span text:style-name="Body_20_Text_20_Char"><text:span text:style-name="T24">S</text:span></text:span><text:span text:style-name="Body_20_Text_20_Char"><text:span text:style-name="T18">ystem </text:span></text:span><text:span text:style-name="Body_20_Text_20_Char"><text:span text:style-name="T24">V</text:span></text:span><text:span text:style-name="Body_20_Text_20_Char"><text:span text:style-name="T18">erilog assertions</text:span></text:span></text:p>
        </text:list-item>
      </text:list>
      <text:p text:style-name="P19"/>
      <table:table table:name="Table4" table:style-name="Table4">
        <table:table-column table:style-name="Table4.A"/>
        <table:table-column table:style-name="Table4.B"/>
        <table:table-row table:style-name="TableLine85025776">
          <table:table-cell table:style-name="Table4.A1" office:value-type="string">
            <text:p text:style-name="Standard"><text:span text:style-name="Default_20_Paragraph_20_Font"><text:span text:style-name="T3">Qualcomm</text:span></text:span><text:span text:style-name="Default_20_Paragraph_20_Font"><text:span text:style-name="T9"> – San Diego, CA</text:span></text:span></text:p>
          </table:table-cell>
          <table:table-cell table:style-name="Table4.A1" office:value-type="string">
            <text:p text:style-name="P17">Summer 2019</text:p>
          </table:table-cell>
        </table:table-row>
      </table:table>
      <text:p text:style-name="Standard"><text:span text:style-name="Body_20_Text_20_Char">Software Engineering Internship – Linux Kernel Memory Team</text:span></text:p>
      <text:list xml:id="list230416304172111" text:continue-numbering="true" text:style-name="L1">
        <text:list-item>
          <text:p text:style-name="P27">Improved kernel ION allocation memory speeds by ~10% </text:p>
        </text:list-item>
        <text:list-item>
          <text:p text:style-name="P27">Analyzed the efficiency of IOVA’s use of caching and compared it with MMAP’s gap searching RBTree</text:p>
        </text:list-item>
        <text:list-item>
          <text:p text:style-name="P27">Created internal <text:span text:style-name="T31">P</text:span>ython tool for parsing Linux RAM dump binaries</text:p>
        </text:list-item>
        <text:list-item>
          <text:p text:style-name="P27">Worked towards shifting mmap allocations to use the mempool API</text:p>
        </text:list-item>
      </text:list>
      <text:p text:style-name="P3"><text:span text:style-name="Default_20_Paragraph_20_Font"><text:span text:style-name="T26">Projects</text:span></text:span></text:p>
      <text:p text:style-name="Standard"><draw:connector text:anchor-type="paragraph" draw:z-index="1" draw:name="Shape1_2" draw:style-name="gr1" draw:text-style-name="P37" draw:type="line" svg:x1="0.0083in" svg:y1="0.0173in" svg:x2="7.3307in" svg:y2="0.0173in" svg:d="M21 44h18599" svg:viewBox="0 0 18600 2"><text:p/></draw:connector><text:span text:style-name="Default_20_Paragraph_20_Font"><text:span text:style-name="T15"/></text:span></text:p>
      <table:table table:name="Table5" table:style-name="Table5">
        <table:table-column table:style-name="Table5.A"/>
        <table:table-column table:style-name="Table5.B"/>
        <table:table-row table:style-name="TableLine85079312">
          <table:table-cell table:style-name="Table5.A1" office:value-type="string">
            <text:p text:style-name="P16"><text:span text:style-name="T5">Research</text:span><text:span text:style-name="T3"> Projects</text:span></text:p>
          </table:table-cell>
          <table:table-cell table:style-name="Table5.A1" office:value-type="string">
            <text:p text:style-name="P18">20<text:span text:style-name="T29">20</text:span> - 202<text:span text:style-name="T29">1</text:span></text:p>
          </table:table-cell>
        </table:table-row>
      </table:table>
      <text:p text:style-name="P16"><text:span text:style-name="Body_20_Text_20_Char"><text:span text:style-name="T29">Research-based projects </text:span></text:span><text:span text:style-name="Body_20_Text_20_Char"><text:span text:style-name="T11">from either</text:span></text:span><text:span text:style-name="Body_20_Text_20_Char"><text:span text:style-name="T30"> graduate coursework or in a research group</text:span></text:span></text:p>
      <text:list xml:id="list230416415311914" text:continue-numbering="true" text:style-name="L1">
        <text:list-item>
          <text:p text:style-name="P25"><text:span text:style-name="Body_20_Text_20_Char"><text:span text:style-name="T22">[Current work] </text:span></text:span><text:span text:style-name="Body_20_Text_20_Char"><text:span text:style-name="T23">GPU architecture research </text:span></text:span><text:span text:style-name="Body_20_Text_20_Char"><text:span text:style-name="T22">in Professor </text:span></text:span><text:span text:style-name="Body_20_Text_20_Char"><text:span text:style-name="T23">Matthew </text:span></text:span><text:span text:style-name="Body_20_Text_20_Char"><text:span text:style-name="T22">Sinclair’s HAL group</text:span></text:span></text:p>
        </text:list-item>
        <text:list-item>
          <text:p text:style-name="P26"><text:span text:style-name="Body_20_Text_20_Char"><text:span text:style-name="T18">Predicted performance for coherence decoupled systems (directory-based MESI protocol) using a 2-level predictor</text:span></text:span></text:p>
        </text:list-item>
      </text:list>
      <text:p text:style-name="P22"><text:span text:style-name="Body_20_Text_20_Char"><text:span text:style-name="T18">for </text:span></text:span><text:span text:style-name="Body_20_Text_20_Char"><text:span text:style-name="T25">improved</text:span></text:span><text:span text:style-name="Body_20_Text_20_Char"><text:span text:style-name="T18"> accuracy, and estimated rollback costs for </text:span></text:span><text:span text:style-name="Body_20_Text_20_Char"><text:span text:style-name="T25">complete</text:span></text:span><text:span text:style-name="Body_20_Text_20_Char"><text:span text:style-name="T18"> accuracy using the gem5 architecture simulator</text:span></text:span></text:p>
      <text:p text:style-name="P22"><text:span text:style-name="Body_20_Text_20_Char"><text:span text:style-name="T19"/></text:span></text:p>
      <table:table table:name="Table7" table:style-name="Table7">
        <table:table-column table:style-name="Table7.A"/>
        <table:table-column table:style-name="Table7.B"/>
        <table:table-row table:style-name="TableLine85085904">
          <table:table-cell table:style-name="Table7.A1" office:value-type="string">
            <text:p text:style-name="P14">Computer Science and Engineering Projects</text:p>
          </table:table-cell>
          <table:table-cell table:style-name="Table7.A1" office:value-type="string">
            <text:p text:style-name="P17">2018 - 2020</text:p>
          </table:table-cell>
        </table:table-row>
      </table:table>
      <text:p text:style-name="Standard"><text:span text:style-name="Body_20_Text_20_Char">Projects created through computer science and engineering courses</text:span></text:p>
      <text:list xml:id="list230417478697191" text:continue-numbering="true" text:style-name="L1">
        <text:list-item>
          <text:p text:style-name="P24"><text:span text:style-name="Body_20_Text_20_Char"><text:span text:style-name="T18">Self-balancing Segway written in Verilog for a DE0-Nano FPGA board</text:span></text:span></text:p>
        </text:list-item>
        <text:list-item>
          <text:p text:style-name="P24"><text:span text:style-name="Body_20_Text_20_Char"><text:span text:style-name="T18">Synthesized 5-stage pipelined CPU with separate, 2-way set associative Instruction and Data Caches</text:span></text:span></text:p>
        </text:list-item>
      </text:list>
      <text:p text:style-name="List_20_Paragraph"><text:span text:style-name="Body_20_Text_20_Char"><text:span text:style-name="T19">(using an LRU replacement policy) written in Verilog</text:span></text:span></text:p>
      <text:p text:style-name="P20"/>
      <table:table table:name="Table8" table:style-name="Table8">
        <table:table-column table:style-name="Table8.A"/>
        <table:table-column table:style-name="Table8.B"/>
        <table:table-row table:style-name="TableLine85118128">
          <table:table-cell table:style-name="Table8.A1" office:value-type="string">
            <text:p text:style-name="P19">Hackathons (HackNYU and HackMobile)</text:p>
          </table:table-cell>
          <table:table-cell table:style-name="Table8.A1" office:value-type="string">
            <text:p text:style-name="P17">2018 - 2019</text:p>
          </table:table-cell>
        </table:table-row>
      </table:table>
      <text:p text:style-name="Standard"><text:span text:style-name="Body_20_Text_20_Char">48- and 24-hour coding project competitions</text:span></text:p>
      <text:list xml:id="list230417837825165" text:continue-numbering="true" text:style-name="L1">
        <text:list-item>
          <text:p text:style-name="P24"><text:span text:style-name="Body_20_Text_20_Char"><text:span text:style-name="T18">Developed a mobile iOS application for animal photo recognition using Microsoft’s Custom Vision API</text:span></text:span></text:p>
        </text:list-item>
        <text:list-item>
          <text:p text:style-name="P24"><text:span text:style-name="Body_20_Text_20_Char"><text:span text:style-name="T18">Wrote an Android app that sends dense packets of information to proactively track lost people (connection-free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3.95in" style:type="center"/>
          <style:tab-stop style:position="7.9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style:font-name-complex="Courier New" style:font-family-complex="'Courier New'" style:font-family-generic-complex="modern" style:font-pitch-complex="fixed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Body_20_Text_20_Char" style:display-name="Body Text Char" style:family="text" style:parent-style-name="Default_20_Paragraph_20_Font">
      <style:text-properties fo:font-size="10pt" style:font-size-asian="10pt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pitch="variable" style:font-charset="x-symbol" fo:font-size="8pt" style:font-size-asian="7pt" style:font-size-complex="8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" fo:font-family="Courier" style:font-family-generic="system" style:font-pitch="variable"/>
    </style:style>
    <style:style style:name="WW_5f_CharLFO3LVL3" style:display-name="WW_CharLFO3LVL3" style:family="text">
      <style:text-properties style:font-name="Symbol" fo:font-family="Symbol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" fo:font-family="Courier" style:font-family-generic="system" style:font-pitch="variable"/>
    </style:style>
    <style:style style:name="WW_5f_CharLFO3LVL6" style:display-name="WW_CharLFO3LVL6" style:family="text">
      <style:text-properties style:font-name="Symbol" fo:font-family="Symbol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" fo:font-family="Courier" style:font-family-generic="system" style:font-pitch="variable"/>
    </style:style>
    <style:style style:name="WW_5f_CharLFO3LVL9" style:display-name="WW_CharLFO3LVL9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fo:font-size="10.5pt" style:font-name-asian="OpenSymbol1" style:font-family-asian="OpenSymbol" style:font-family-generic-asian="system" style:font-charset-asian="x-symbol" style:font-size-asian="9.14999961853027pt" style:font-name-complex="OpenSymbol1" style:font-family-complex="OpenSymbol" style:font-family-generic-complex="system" style:font-charset-complex="x-symbol" style:font-size-complex="10.5pt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4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eese Kuper</text:p>
        <text:p text:style-name="MP2"><text:span text:style-name="Default_20_Paragraph_20_Font"><text:span text:style-name="MT1">reesekuper.com | </text:span></text:span><text:a xlink:type="simple" xlink:href="mailto:reese.kuper@gmail.com" office:target-frame-name="_top" xlink:show="replace" text:style-name="Internet_20_link" text:visited-style-name="Visited_20_Internet_20_Link"><text:span text:style-name="Default_20_Paragraph_20_Font"><text:span text:style-name="MT1">reese.kuper@gmail.com</text:span></text:span></text:a><text:span text:style-name="Default_20_Paragraph_20_Font"><text:span text:style-name="MT1"> | 847-848-5208 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meta:creation-date>2020-07-04T21:36:00Z</meta:creation-date>
    <dc:date>2021-05-19T23:04:06.359098297</dc:date>
    <meta:editing-cycles>89</meta:editing-cycles>
    <meta:editing-duration>PT1H57M37S</meta:editing-duration>
    <meta:document-statistic meta:table-count="8" meta:image-count="0" meta:object-count="0" meta:page-count="1" meta:paragraph-count="63" meta:word-count="410" meta:character-count="2894" meta:non-whitespace-character-count="2562"/>
    <meta:template xlink:type="simple" xlink:actuate="onRequest" xlink:title="" xlink:href="Normal.dotm"/>
  </office:meta>
</office:document-meta>
</file>